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n H-bridge is a circuit that allows you to control the direction of a DC motor by reversing the polarity of the voltage applied to it. If you want to build an H-bridge to control a 7V, 3A motor, you can use MOSFETs for efficient switching and to handle higher currents. Below is an outline for designing an H-bridge using MOSFETs.</text:p>
      <text:h text:style-name="Heading_20_3" text:outline-level="3">Components Required:</text:h>
      <text:list text:style-name="L1">
        <text:list-item>
          <text:p text:style-name="P1"><text:span text:style-name="Strong_20_Emphasis">N-channel MOSFETs</text:span> (2x for the low-side switches)</text:p>
          <text:list>
            <text:list-item>
              <text:p text:style-name="P2">Choose MOSFETs with a low R&lt;sub&gt;DS(on)&lt;/sub&gt; and a current rating of at least 3A (preferably higher, for safety margins). For example, an IRLZ44N or similar logic-level MOSFET that can be driven directly by 5V logic (e.g., from an Arduino or similar).</text:p>
            </text:list-item>
          </text:list>
        </text:list-item>
        <text:list-item>
          <text:p text:style-name="P1"><text:span text:style-name="Strong_20_Emphasis">P-channel MOSFETs</text:span> (2x for the high-side switches)</text:p>
          <text:list>
            <text:list-item>
              <text:p text:style-name="P2">Ensure they can handle the motor current and have a low R&lt;sub&gt;DS(on)&lt;/sub&gt; as well. You can use MOSFETs like the IRF4905 or similar P-channel devices.</text:p>
            </text:list-item>
          </text:list>
        </text:list-item>
        <text:list-item>
          <text:p text:style-name="P1"><text:span text:style-name="Strong_20_Emphasis">Flyback diodes</text:span> (4x)</text:p>
          <text:list>
            <text:list-item>
              <text:p text:style-name="P2">To protect the MOSFETs from voltage spikes caused by the inductive load (the motor), place Schottky or fast recovery diodes (such as 1N5819 or UF4007) across each MOSFET.</text:p>
            </text:list-item>
          </text:list>
        </text:list-item>
        <text:list-item>
          <text:p text:style-name="P1"><text:span text:style-name="Strong_20_Emphasis">Gate resistors</text:span> (4x, around 10Ω–100Ω)</text:p>
          <text:list>
            <text:list-item>
              <text:p text:style-name="P2">These resistors help limit the gate current when switching the MOSFETs.</text:p>
            </text:list-item>
          </text:list>
        </text:list-item>
        <text:list-item>
          <text:p text:style-name="P1"><text:span text:style-name="Strong_20_Emphasis">Pull-down resistors</text:span> (2x for the N-channel MOSFETs, around 10kΩ)</text:p>
          <text:list>
            <text:list-item>
              <text:p text:style-name="P2">These ensure that the N-channel MOSFET gates are not floating when turned off.</text:p>
            </text:list-item>
          </text:list>
        </text:list-item>
        <text:list-item>
          <text:p text:style-name="P1"><text:span text:style-name="Strong_20_Emphasis">Pull-up resistors</text:span> (2x for the P-channel MOSFETs, around 10kΩ)</text:p>
          <text:list>
            <text:list-item>
              <text:p text:style-name="P2">These ensure that the P-channel MOSFET gates are not floating when turned off.</text:p>
            </text:list-item>
          </text:list>
        </text:list-item>
        <text:list-item>
          <text:p text:style-name="P1"><text:span text:style-name="Strong_20_Emphasis">Control signals</text:span> from a microcontroller (e.g., PWM from an Arduino) for speed control and direction.</text:p>
        </text:list-item>
      </text:list>
      <text:h text:style-name="Heading_20_3" text:outline-level="3">H-Bridge Configuration:</text:h>
      <text:list text:style-name="L2">
        <text:list-item>
          <text:p text:style-name="P3"><text:span text:style-name="Strong_20_Emphasis">Low-side MOSFETs (N-channel)</text:span>:</text:p>
          <text:list>
            <text:list-item>
              <text:p text:style-name="P4">Connect the source of each N-channel MOSFET to ground.</text:p>
            </text:list-item>
            <text:list-item>
              <text:p text:style-name="P4">Connect the drain of each N-channel MOSFET to one terminal of the motor.</text:p>
            </text:list-item>
          </text:list>
        </text:list-item>
        <text:list-item>
          <text:p text:style-name="P3"><text:span text:style-name="Strong_20_Emphasis">High-side MOSFETs (P-channel)</text:span>:</text:p>
          <text:list>
            <text:list-item>
              <text:p text:style-name="P4">Connect the source of each P-channel MOSFET to +7V (your motor supply voltage).</text:p>
            </text:list-item>
            <text:list-item>
              <text:p text:style-name="P4">Connect the drain of each P-channel MOSFET to the other terminal of the motor.</text:p>
            </text:list-item>
          </text:list>
        </text:list-item>
        <text:list-item>
          <text:p text:style-name="P3"><text:span text:style-name="Strong_20_Emphasis">Control Logic</text:span>:</text:p>
          <text:list>
            <text:list-item>
              <text:p text:style-name="P4">Apply control signals to the gates of the MOSFETs as follows:</text:p>
              <text:list>
                <text:list-item>
                  <text:p text:style-name="P4">To make the motor spin in one direction: Turn on one of the high-side P-channel MOSFETs and the diagonally opposite low-side N-channel MOSFET.</text:p>
                </text:list-item>
                <text:list-item>
                  <text:p text:style-name="P4"><text:soft-page-break/>To make the motor spin in the opposite direction: Turn on the other high-side P-channel MOSFET and the opposite low-side N-channel MOSFET.</text:p>
                </text:list-item>
              </text:list>
            </text:list-item>
          </text:list>
        </text:list-item>
        <text:list-item>
          <text:p text:style-name="P3"><text:span text:style-name="Strong_20_Emphasis">PWM Speed Control</text:span>:</text:p>
          <text:list>
            <text:list-item>
              <text:p text:style-name="P3">To control the speed of the motor, you can apply a PWM signal to the gate of the low-side N-channel MOSFETs. The PWM duty cycle will control the average voltage across the motor, thus controlling its speed.</text:p>
            </text:list-item>
          </text:list>
        </text:list-item>
      </text:list>
      <text:h text:style-name="Heading_20_3" text:outline-level="3">Important Considerations:</text:h>
      <text:list text:style-name="L3">
        <text:list-item>
          <text:p text:style-name="P5"><text:span text:style-name="Strong_20_Emphasis">Dead Time</text:span>: Ensure that both high-side and low-side MOSFETs are not turned on at the same time, as this would create a short circuit (shoot-through) from +7V to ground. You can implement a small delay between switching (dead time) to prevent this.</text:p>
        </text:list-item>
        <text:list-item>
          <text:p text:style-name="P6"><text:span text:style-name="Strong_20_Emphasis">Gate Drive Voltage</text:span>: Ensure that your control signals provide sufficient gate drive voltage for both the N-channel and P-channel MOSFETs. Logic-level N-channel MOSFETs are typically easier to drive since they can turn on fully with a 5V logic signal, but P-channel MOSFETs might require additional components like a gate driver to ensure proper operation.</text:p>
        </text:list-item>
      </text:list>
      <text:p text:style-name="Text_20_body">Would you like a schematic diagram for this circuit?</text:p>
      <text:p text:style-name="P7">4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5T10:44:14.920000000</meta:creation-date>
    <dc:date>2024-10-05T10:45:42.361000000</dc:date>
    <meta:editing-duration>PT1M30S</meta:editing-duration>
    <meta:editing-cycles>1</meta:editing-cycles>
    <meta:document-statistic meta:table-count="0" meta:image-count="0" meta:object-count="0" meta:page-count="2" meta:paragraph-count="33" meta:word-count="540" meta:character-count="3178" meta:non-whitespace-character-count="2699"/>
    <meta:generator>LibreOffice/24.8.1.2$Windows_X86_64 LibreOffice_project/87fa9aec1a63e70835390b81c40bb8993f1d4ff6</meta:generator>
  </office:meta>
</office:document-meta>
</file>